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Aquí tienes la <text:span text:style-name="Strong_20_Emphasis">versión editable tipo formulario</text:span>, lista para ser utilizada como <text:span text:style-name="Strong_20_Emphasis">plantilla de trabajo narrativa</text:span>.<text:line-break/>Está diseñada para que puedas completarla antes o durante la redacción de un capítulo, y sirve tanto como guía estructural como registro conceptual del viaje.</text:p>
      <text:p text:style-name="Horizontal_20_Line"/>
      <text:h text:style-name="Heading_20_1" text:outline-level="1">🧭 Plantilla Narrativa – Capítulo de <text:span text:style-name="Emphasis">Elara</text:span></text:h>
      <text:p text:style-name="Horizontal_20_Line"/>
      <text:h text:style-name="Heading_20_2" text:outline-level="2">🜂 1. Condiciones de entrada</text:h>
      <text:p text:style-name="Text_20_body"><text:span text:style-name="Strong_20_Emphasis">Situación inicial:</text:span></text:p>
      <text:p text:style-name="Quotations">(¿Dónde se encuentra Elara al comenzar el capítulo? ¿Qué acaba de suceder?)</text:p>
      <text:p text:style-name="Text_20_body"><text:span text:style-name="Strong_20_Emphasis">Objetivo principal:</text:span></text:p>
      <text:p text:style-name="Quotations">(¿Qué debe lograr Elara en este capítulo?)</text:p>
      <text:p text:style-name="Text_20_body"><text:span text:style-name="Strong_20_Emphasis">Estado emocional o psicológico:</text:span></text:p>
      <text:p text:style-name="Quotations">(¿Cómo se siente? ¿Qué conflicto interior o duda la acompaña?)</text:p>
      <text:p text:style-name="Text_20_body"><text:span text:style-name="Strong_20_Emphasis">Amenazas latentes:</text:span></text:p>
      <text:p text:style-name="Quotations">(¿Qué peligro o enemigo la sigue desde las sombras?)</text:p>
      <text:p text:style-name="Horizontal_20_Line"/>
      <text:h text:style-name="Heading_20_2" text:outline-level="2">🌒 2. Historia unitaria</text:h>
      <text:p text:style-name="Text_20_body"><text:span text:style-name="Strong_20_Emphasis">Título provisional:</text:span></text:p>
      <text:p text:style-name="Quotations">(Título simbólico o temático del capítulo)</text:p>
      <text:p text:style-name="Text_20_body"><text:span text:style-name="Strong_20_Emphasis">Planteamiento:</text:span></text:p>
      <text:p text:style-name="Quotations">(Presenta el conflicto o misterio inicial)</text:p>
      <text:p text:style-name="Text_20_body"><text:span text:style-name="Strong_20_Emphasis">Desarrollo:</text:span></text:p>
      <text:p text:style-name="Quotations">(Describe los principales acontecimientos del capítulo)</text:p>
      <text:p text:style-name="Text_20_body"><text:span text:style-name="Strong_20_Emphasis">Clímax:</text:span></text:p>
      <text:p text:style-name="Quotations">(Momento de máxima tensión, revelación o enfrentamiento)</text:p>
      <text:p text:style-name="Text_20_body"><text:soft-page-break/><text:span text:style-name="Strong_20_Emphasis">Desenlace:</text:span></text:p>
      <text:p text:style-name="Quotations">(Resolución. ¿Qué cambia en Elara? ¿Qué enseñanza deja?)</text:p>
      <text:p text:style-name="Text_20_body"><text:span text:style-name="Strong_20_Emphasis">Mensaje o reflexión final:</text:span></text:p>
      <text:p text:style-name="Quotations">(Frase o idea que condensa el sentido del capítulo)</text:p>
      <text:p text:style-name="Horizontal_20_Line"/>
      <text:h text:style-name="Heading_20_2" text:outline-level="2">🔮 3. Área mística</text:h>
      <text:p text:style-name="Text_20_body"><text:span text:style-name="Strong_20_Emphasis">Tema místico:</text:span></text:p>
      <text:p text:style-name="Quotations">(Ejemplo: La fe, el amor, el destino, la voluntad, la magia, el alma...)</text:p>
      <text:p text:style-name="Text_20_body"><text:span text:style-name="Strong_20_Emphasis">Trasfondo místico:</text:span></text:p>
      <text:p text:style-name="Quotations">(Breve contexto o significado filosófico dentro de Lluviara)</text:p>
      <text:p text:style-name="Text_20_body"><text:span text:style-name="Strong_20_Emphasis">Punto de vista popular:</text:span></text:p>
      <text:p text:style-name="Quotations">(Qué cree la gente común sobre este tema)</text:p>
      <text:p text:style-name="Text_20_body"><text:span text:style-name="Strong_20_Emphasis">Descubrimiento / Enseñanza:</text:span></text:p>
      <text:p text:style-name="Quotations">(Qué verdad profunda encuentra Elara y cómo la descubre)</text:p>
      <text:p text:style-name="Text_20_body"><text:span text:style-name="Strong_20_Emphasis">Fuente de conocimiento:</text:span></text:p>
      <text:p text:style-name="Quotations">(Antiguo texto, mural, encuentro, visión, sabio, ruina, etc.)</text:p>
      <text:p text:style-name="Horizontal_20_Line"/>
      <text:h text:style-name="Heading_20_2" text:outline-level="2">⚔️ 4. Área de lucha</text:h>
      <text:p text:style-name="Text_20_body"><text:span text:style-name="Strong_20_Emphasis">Enemigo o antagonista del capítulo:</text:span></text:p>
      <text:p text:style-name="Quotations">(Nombre, tipo, rasgos, procedencia)</text:p>
      <text:p text:style-name="Text_20_body"><text:span text:style-name="Strong_20_Emphasis">Propósito del enemigo:</text:span></text:p>
      <text:p text:style-name="Quotations">(Qué busca conseguir y cómo lo intenta)</text:p>
      <text:p text:style-name="Text_20_body"><text:span text:style-name="Strong_20_Emphasis">Estrategia o método:</text:span></text:p>
      <text:p text:style-name="Quotations">(Engaño, manipulación, fuerza, tentación, sabotaje, etc.)</text:p>
      <text:p text:style-name="Text_20_body"><text:span text:style-name="Strong_20_Emphasis">Desenlace del enfrentamiento:</text:span></text:p>
      <text:p text:style-name="Quotations">(¿Elara vence, escapa, pierde algo, aprende?)</text:p>
      <text:p text:style-name="Text_20_body"><text:soft-page-break/><text:span text:style-name="Strong_20_Emphasis">Aspecto del mal representado:</text:span></text:p>
      <text:p text:style-name="Quotations">(Ejemplo: mentira, ambición, desesperanza, soberbia...)</text:p>
      <text:p text:style-name="Horizontal_20_Line"/>
      <text:h text:style-name="Heading_20_2" text:outline-level="2">🗺️ 5. Área de viaje</text:h>
      <text:p text:style-name="Text_20_body"><text:span text:style-name="Strong_20_Emphasis">Escenario principal:</text:span></text:p>
      <text:p text:style-name="Quotations">(Descripción breve del lugar: entorno, clima, atmósfera)</text:p>
      <text:p text:style-name="Text_20_body"><text:span text:style-name="Strong_20_Emphasis">Simbolismo del lugar:</text:span></text:p>
      <text:p text:style-name="Quotations">(Qué representa este sitio en el viaje interior de Elara)</text:p>
      <text:p text:style-name="Text_20_body"><text:span text:style-name="Strong_20_Emphasis">Obstáculos naturales o culturales:</text:span></text:p>
      <text:p text:style-name="Quotations">(Dificultades físicas o sociales del entorno)</text:p>
      <text:p text:style-name="Text_20_body"><text:span text:style-name="Strong_20_Emphasis">Progresión:</text:span></text:p>
      <text:p text:style-name="Quotations">(Cómo este tramo la acerca al Codex o a su comprensión)</text:p>
      <text:p text:style-name="Text_20_body"><text:span text:style-name="Strong_20_Emphasis">Transformación:</text:span></text:p>
      <text:p text:style-name="Quotations">(Qué cambia en ella al final del recorrido)</text:p>
      <text:p text:style-name="Horizontal_20_Line"/>
      <text:h text:style-name="Heading_20_2" text:outline-level="2">🜃 6. Condiciones de salida</text:h>
      <text:p text:style-name="Text_20_body"><text:span text:style-name="Strong_20_Emphasis">Resultado del capítulo:</text:span></text:p>
      <text:p text:style-name="Quotations">(¿Logró su objetivo? ¿Qué ganó o perdió?)</text:p>
      <text:p text:style-name="Text_20_body"><text:span text:style-name="Strong_20_Emphasis">Nuevo conocimiento o pista obtenida:</text:span></text:p>
      <text:p text:style-name="Quotations">(Objeto, mapa, símbolo, fragmento de sabiduría...)</text:p>
      <text:p text:style-name="Text_20_body"><text:span text:style-name="Strong_20_Emphasis">Consecuencia del enfrentamiento:</text:span></text:p>
      <text:p text:style-name="Quotations">(Efectos físicos, emocionales o morales en Elara)</text:p>
      <text:p text:style-name="Text_20_body"><text:span text:style-name="Strong_20_Emphasis">Puerta al siguiente capítulo:</text:span></text:p>
      <text:p text:style-name="Quotations">(Nuevo destino, meta o amenaza que queda planteada)</text:p>
      <text:p text:style-name="Horizontal_20_Line"/>
      <text:h text:style-name="Heading_20_2" text:outline-level="2"><text:soft-page-break/>🜁 7. Notas del autor</text:h>
      <text:p text:style-name="Quotations">(Observaciones generales, símbolos recurrentes, paralelismos, frases clave, vínculos con otros capítulos.)</text:p>
      <text:p text:style-name="Horizontal_20_Line"/>
      <text:p text:style-name="Text_20_body">¿Quieres que te prepare ahora una <text:span text:style-name="Strong_20_Emphasis">versión en formato tabla (Markdown o Word)</text:span> para que puedas rellenarla directamente en tus documentos de trabajo?<text:line-break/>Así podrías copiarla y completarla fácilmente capítulo a capítul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04T17:07:47.958000000</meta:creation-date>
    <dc:date>2025-10-04T17:08:43.352000000</dc:date>
    <meta:editing-duration>PT55S</meta:editing-duration>
    <meta:editing-cycles>1</meta:editing-cycles>
    <meta:document-statistic meta:table-count="0" meta:image-count="0" meta:object-count="0" meta:page-count="4" meta:paragraph-count="69" meta:word-count="426" meta:character-count="2921" meta:non-whitespace-character-count="2563"/>
    <meta:generator>LibreOffice/7.3.5.2$Windows_X86_64 LibreOffice_project/184fe81b8c8c30d8b5082578aee2fed2ea847c01</meta:generator>
  </office:meta>
</office:document-meta>
</file>